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3.953cm"/>
    </style:style>
    <style:style style:name="gr5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line-height="200%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xml:id="id2" draw:id="id2" draw:layer="layout" svg:width="3cm" svg:height="3cm" svg:x="1.4cm" svg:y="8.6cm">
          <text:p text:style-name="P1">0</text:p>
          <text:p text:style-name="P1">&lt;Start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5.6cm" svg:y="8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2cm" svg:y1="10.2cm" svg:x2="1.4cm" svg:y2="10.2cm">
          <text:p/>
        </draw:line>
        <draw:custom-shape draw:style-name="gr1" draw:text-style-name="P1" xml:id="id1" draw:id="id1" draw:layer="layout" svg:width="3cm" svg:height="3cm" svg:x="10cm" svg:y="8.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4.6cm" svg:y="8.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cm" svg:height="3cm" svg:x="18.4cm" svg:y="5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cm" svg:height="3cm" svg:x="18.2cm" svg:y="12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1.829cm" svg:x1="10.439cm" svg:y1="9.039cm" svg:x2="12.561cm" svg:y2="9.039cm" draw:start-shape="id1" draw:start-glue-point="5" draw:end-shape="id1" draw:end-glue-point="11" svg:d="m10439 9039c0-4153 2122-4153 2122 0">
          <text:p/>
        </draw:connector>
        <draw:connector draw:style-name="gr3" draw:text-style-name="P1" draw:layer="layout" svg:x1="4.4cm" svg:y1="10.1cm" svg:x2="5.6cm" svg:y2="10.1cm" draw:start-shape="id2" draw:start-glue-point="10" draw:end-shape="id3" draw:end-glue-point="6" svg:d="m4400 10100h1200">
          <text:p/>
        </draw:connector>
        <draw:connector draw:style-name="gr2" draw:text-style-name="P1" draw:layer="layout" svg:x1="8.6cm" svg:y1="10.1cm" svg:x2="10cm" svg:y2="10.1cm" draw:start-shape="id3" draw:start-glue-point="10" draw:end-shape="id1" draw:end-glue-point="6" svg:d="m8600 10100h1400">
          <text:p/>
        </draw:connector>
        <draw:connector draw:style-name="gr2" draw:text-style-name="P1" draw:layer="layout" svg:x1="13cm" svg:y1="10.1cm" svg:x2="14.6cm" svg:y2="10.1cm" draw:start-shape="id1" draw:start-glue-point="10" draw:end-shape="id4" draw:end-glue-point="6" svg:d="m13000 10100h1600">
          <text:p/>
        </draw:connector>
        <draw:connector draw:style-name="gr2" draw:text-style-name="P1" draw:layer="layout" draw:type="curve" svg:x1="17.161cm" svg:y1="9.039cm" svg:x2="19.9cm" svg:y2="8.4cm" draw:start-shape="id4" draw:start-glue-point="11" draw:end-shape="id5" svg:d="m17161 9039c1826 0 2739-213 2739-639">
          <text:p/>
        </draw:connector>
        <draw:connector draw:style-name="gr2" draw:text-style-name="P1" draw:layer="layout" draw:type="curve" svg:x1="17.161cm" svg:y1="11.161cm" svg:x2="19.7cm" svg:y2="12.4cm" draw:start-shape="id4" draw:start-glue-point="9" draw:end-shape="id6" svg:d="m17161 11161c1693 0 2539 413 2539 1239">
          <text:p/>
        </draw:connector>
        <draw:frame draw:style-name="gr4" draw:layer="layout" svg:width="0.853cm" svg:height="0.962cm" svg:x="4.547cm" svg:y="9cm">
          <draw:text-box>
            <text:p>a</text:p>
          </draw:text-box>
        </draw:frame>
        <draw:frame draw:style-name="gr4" draw:layer="layout" svg:width="0.853cm" svg:height="0.962cm" svg:x="8.8cm" svg:y="9cm">
          <draw:text-box>
            <text:p>b</text:p>
          </draw:text-box>
        </draw:frame>
        <draw:frame draw:style-name="gr4" draw:layer="layout" svg:width="0.853cm" svg:height="0.962cm" svg:x="11cm" svg:y="6.438cm">
          <draw:text-box>
            <text:p>b</text:p>
          </draw:text-box>
        </draw:frame>
        <draw:frame draw:style-name="gr4" draw:layer="layout" svg:width="0.853cm" svg:height="0.962cm" svg:x="13.2cm" svg:y="9cm">
          <draw:text-box>
            <text:p>c</text:p>
          </draw:text-box>
        </draw:frame>
        <draw:frame draw:style-name="gr4" draw:layer="layout" svg:width="0.853cm" svg:height="0.962cm" svg:x="17.747cm" svg:y="8cm">
          <draw:text-box>
            <text:p>d</text:p>
          </draw:text-box>
        </draw:frame>
        <draw:frame draw:style-name="gr4" draw:layer="layout" svg:width="0.853cm" svg:height="0.962cm" svg:x="17.6cm" svg:y="10.238cm">
          <draw:text-box>
            <text:p>e</text:p>
          </draw:text-box>
        </draw:frame>
        <draw:custom-shape draw:style-name="gr5" draw:text-style-name="P1" draw:layer="layout" svg:width="2.6cm" svg:height="2.6cm" svg:x="1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6cm" svg:height="2.6cm" svg:x="18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custom-shape draw:style-name="gr1" draw:text-style-name="P2" xml:id="id7" draw:id="id7" draw:layer="layout" svg:width="3cm" svg:height="3cm" svg:x="1.4cm" svg:y="8.6cm">
          <text:p text:style-name="P2">0</text:p>
          <text:p text:style-name="P2">&lt;Start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3cm" svg:height="3cm" svg:x="5.4cm" svg:y="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2cm" svg:y1="10.2cm" svg:x2="1.4cm" svg:y2="10.2cm">
          <text:p/>
        </draw:line>
        <draw:g xml:id="id11" draw:id="id11">
          <draw:custom-shape draw:style-name="gr1" draw:text-style-name="P2" draw:layer="layout" svg:width="3cm" svg:height="3cm" svg:x="20cm" svg:y="9cm">
            <text:p text:style-name="P2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2.6cm" svg:height="2.6cm" svg:x="20.2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12" draw:id="id12" draw:layer="layout" svg:width="3cm" svg:height="3cm" svg:x="11cm" svg:y="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3cm" svg:height="3cm" svg:x="16.2cm" svg:y="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cm" svg:height="3cm" svg:x="16.2cm" svg:y="11.8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3cm" svg:height="3cm" svg:x="10.8cm" svg:y="11.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3cm" svg:height="3cm" svg:x="5.4cm" svg:y="11.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961cm" svg:y1="9.039cm" svg:x2="5.839cm" svg:y2="6.439cm" draw:start-shape="id7" draw:start-glue-point="11" draw:end-shape="id8" draw:end-glue-point="5" svg:d="m3961 9039c0-1734 626-2600 1878-2600">
          <text:p/>
        </draw:connector>
        <draw:connector draw:style-name="gr2" draw:text-style-name="P1" draw:layer="layout" draw:type="curve" svg:x1="3.961cm" svg:y1="11.161cm" svg:x2="5.839cm" svg:y2="14.361cm" draw:start-shape="id7" draw:start-glue-point="9" draw:end-shape="id9" draw:end-glue-point="7" svg:d="m3961 11161c0 2134 626 3200 1878 3200">
          <text:p/>
        </draw:connector>
        <draw:connector draw:style-name="gr2" draw:text-style-name="P1" draw:layer="layout" draw:type="curve" svg:x1="18.761cm" svg:y1="6.439cm" svg:x2="21.5cm" svg:y2="9cm" draw:start-shape="id10" draw:start-glue-point="11" draw:end-shape="id11" svg:d="m18761 6439c1826 0 2739 853 2739 2561">
          <text:p/>
        </draw:connector>
        <draw:connector draw:style-name="gr2" draw:text-style-name="P1" draw:layer="layout" draw:type="curve" svg:x1="7.961cm" svg:y1="6.439cm" svg:x2="11.439cm" svg:y2="6.439cm" draw:start-shape="id8" draw:start-glue-point="11" draw:end-shape="id12" draw:end-glue-point="5" svg:d="m7961 6439h3478">
          <text:p/>
        </draw:connector>
        <draw:connector draw:style-name="gr2" draw:text-style-name="P1" draw:layer="layout" draw:type="curve" svg:x1="13.561cm" svg:y1="6.439cm" svg:x2="16.639cm" svg:y2="6.439cm" draw:start-shape="id12" draw:start-glue-point="11" draw:end-shape="id10" draw:end-glue-point="5" svg:d="m13561 6439h3078">
          <text:p/>
        </draw:connector>
        <draw:connector draw:style-name="gr2" draw:text-style-name="P1" draw:layer="layout" draw:type="curve" svg:x1="7.961cm" svg:y1="14.361cm" svg:x2="11.239cm" svg:y2="14.361cm" draw:start-shape="id9" draw:start-glue-point="9" draw:end-shape="id13" draw:end-glue-point="7" svg:d="m7961 14361h3278">
          <text:p/>
        </draw:connector>
        <draw:connector draw:style-name="gr2" draw:text-style-name="P1" draw:layer="layout" draw:type="curve" svg:x1="13.361cm" svg:y1="14.361cm" svg:x2="16.639cm" svg:y2="14.361cm" draw:start-shape="id13" draw:start-glue-point="9" draw:end-shape="id14" draw:end-glue-point="7" svg:d="m13361 14361h3278">
          <text:p/>
        </draw:connector>
        <draw:connector draw:style-name="gr2" draw:text-style-name="P1" draw:layer="layout" draw:type="curve" svg:x1="18.761cm" svg:y1="14.361cm" svg:x2="21.5cm" svg:y2="12cm" draw:start-shape="id14" draw:start-glue-point="9" draw:end-shape="id11" svg:d="m18761 14361c1826 0 2739-787 2739-2361">
          <text:p/>
        </draw:connector>
        <draw:connector draw:style-name="gr2" draw:text-style-name="P1" draw:layer="layout" draw:type="curve" svg:x1="8.4cm" svg:y1="13.3cm" svg:x2="11cm" svg:y2="7.5cm" draw:start-shape="id9" draw:start-glue-point="10" draw:end-shape="id12" svg:d="m8400 13300c1951 0 652-5800 2600-5800">
          <text:p/>
        </draw:connector>
        <draw:connector draw:style-name="gr2" draw:text-style-name="P1" draw:layer="layout" draw:type="curve" svg:x1="8.4cm" svg:y1="7.5cm" svg:x2="10.8cm" svg:y2="13.3cm" draw:start-shape="id8" draw:start-glue-point="10" draw:end-shape="id13" svg:d="m8400 7500c1801 0 602 5800 2400 5800">
          <text:p/>
        </draw:connector>
        <draw:connector draw:style-name="gr2" draw:text-style-name="P1" draw:layer="layout" draw:type="curve" svg:x1="14cm" svg:y1="7.5cm" svg:x2="16.2cm" svg:y2="13.3cm" draw:start-shape="id12" draw:start-glue-point="10" draw:end-shape="id14" draw:end-glue-point="6" svg:d="m14000 7500c1651 0 552 5800 2200 5800">
          <text:p/>
        </draw:connector>
        <draw:connector draw:style-name="gr2" draw:text-style-name="P1" draw:layer="layout" draw:type="curve" svg:x1="13.8cm" svg:y1="13.3cm" svg:x2="16.2cm" svg:y2="7.5cm" draw:start-shape="id13" draw:start-glue-point="10" draw:end-shape="id10" draw:end-glue-point="6" svg:d="m13800 13300c1801 0 602-5800 2400-5800">
          <text:p/>
        </draw:connector>
        <draw:frame draw:style-name="gr7" draw:layer="layout" svg:width="2.2cm" svg:height="0.962cm" svg:x="2.8cm" svg:y="7.4cm">
          <draw:text-box>
            <text:p text:style-name="P3">0.0</text:p>
          </draw:text-box>
        </draw:frame>
        <draw:frame draw:style-name="gr7" draw:layer="layout" svg:width="2.2cm" svg:height="0.962cm" svg:x="2.6cm" svg:y="12cm">
          <draw:text-box>
            <text:p text:style-name="P3">0.0</text:p>
          </draw:text-box>
        </draw:frame>
        <draw:frame draw:style-name="gr7" draw:layer="layout" svg:width="2.2cm" svg:height="0.962cm" svg:x="8.8cm" svg:y="14.238cm">
          <draw:text-box>
            <text:p text:style-name="P3">0.5</text:p>
          </draw:text-box>
        </draw:frame>
        <draw:frame draw:style-name="gr7" draw:layer="layout" svg:width="2.2cm" svg:height="0.962cm" svg:x="14.2cm" svg:y="14.438cm">
          <draw:text-box>
            <text:p text:style-name="P3">1.5</text:p>
          </draw:text-box>
        </draw:frame>
        <draw:frame draw:style-name="gr7" draw:layer="layout" svg:width="2.2cm" svg:height="0.962cm" svg:x="19.8cm" svg:y="14cm">
          <draw:text-box>
            <text:p text:style-name="P3">0.5</text:p>
          </draw:text-box>
        </draw:frame>
        <draw:frame draw:style-name="gr7" draw:layer="layout" svg:width="2.2cm" svg:height="0.962cm" svg:x="8.8cm" svg:y="5.477cm">
          <draw:text-box>
            <text:p text:style-name="P3">1.5</text:p>
          </draw:text-box>
        </draw:frame>
        <draw:frame draw:style-name="gr7" draw:layer="layout" svg:width="2.2cm" svg:height="0.962cm" svg:x="14cm" svg:y="5.477cm">
          <draw:text-box>
            <text:p text:style-name="P3">0.5</text:p>
          </draw:text-box>
        </draw:frame>
        <draw:frame draw:style-name="gr7" draw:layer="layout" svg:width="2.2cm" svg:height="0.962cm" svg:x="20.2cm" svg:y="6cm">
          <draw:text-box>
            <text:p text:style-name="P3">1.5</text:p>
          </draw:text-box>
        </draw:frame>
        <draw:frame draw:style-name="gr7" draw:layer="layout" svg:width="2.2cm" svg:height="0.962cm" svg:x="8cm" svg:y="7.838cm">
          <draw:text-box>
            <text:p text:style-name="P3">1.0</text:p>
          </draw:text-box>
        </draw:frame>
        <draw:frame draw:style-name="gr7" draw:layer="layout" svg:width="2.2cm" svg:height="0.962cm" svg:x="8.2cm" svg:y="12.038cm">
          <draw:text-box>
            <text:p text:style-name="P3">1.0</text:p>
          </draw:text-box>
        </draw:frame>
        <draw:frame draw:style-name="gr7" draw:layer="layout" svg:width="2.2cm" svg:height="0.962cm" svg:x="13.4cm" svg:y="12.038cm">
          <draw:text-box>
            <text:p text:style-name="P3">1.0</text:p>
          </draw:text-box>
        </draw:frame>
        <draw:frame draw:style-name="gr7" draw:layer="layout" svg:width="2.2cm" svg:height="0.962cm" svg:x="13.6cm" svg:y="7.838cm">
          <draw:text-box>
            <text:p text:style-name="P3">1.0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custom-shape draw:style-name="gr1" draw:text-style-name="P2" xml:id="id16" draw:id="id16" draw:layer="layout" svg:width="3cm" svg:height="3cm" svg:x="1.4cm" svg:y="8.6cm">
          <text:p text:style-name="P2">0</text:p>
          <text:p text:style-name="P2">&lt;Start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3cm" svg:height="3cm" svg:x="5.6cm" svg:y="8.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2cm" svg:y1="10.2cm" svg:x2="1.4cm" svg:y2="10.2cm">
          <text:p/>
        </draw:line>
        <draw:custom-shape draw:style-name="gr1" draw:text-style-name="P2" xml:id="id15" draw:id="id15" draw:layer="layout" svg:width="3cm" svg:height="3cm" svg:x="10cm" svg:y="8.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3cm" svg:height="3cm" svg:x="14.6cm" svg:y="8.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3cm" svg:height="3cm" svg:x="18.4cm" svg:y="5.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cm" svg:height="3cm" svg:x="18.2cm" svg:y="12.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1.829cm" svg:x1="10.439cm" svg:y1="9.039cm" svg:x2="12.561cm" svg:y2="9.039cm" draw:start-shape="id15" draw:start-glue-point="5" draw:end-shape="id15" draw:end-glue-point="11" svg:d="m10439 9039c0-4153 2122-4153 2122 0">
          <text:p/>
        </draw:connector>
        <draw:connector draw:style-name="gr3" draw:text-style-name="P1" draw:layer="layout" svg:x1="4.4cm" svg:y1="10.1cm" svg:x2="5.6cm" svg:y2="10.1cm" draw:start-shape="id16" draw:start-glue-point="10" draw:end-shape="id17" draw:end-glue-point="6" svg:d="m4400 10100h1200">
          <text:p/>
        </draw:connector>
        <draw:connector draw:style-name="gr2" draw:text-style-name="P1" draw:layer="layout" svg:x1="8.6cm" svg:y1="10.1cm" svg:x2="10cm" svg:y2="10.1cm" draw:start-shape="id17" draw:start-glue-point="10" draw:end-shape="id15" draw:end-glue-point="6" svg:d="m8600 10100h1400">
          <text:p/>
        </draw:connector>
        <draw:connector draw:style-name="gr2" draw:text-style-name="P1" draw:layer="layout" svg:x1="13cm" svg:y1="10.1cm" svg:x2="14.6cm" svg:y2="10.1cm" draw:start-shape="id15" draw:start-glue-point="10" draw:end-shape="id18" draw:end-glue-point="6" svg:d="m13000 10100h1600">
          <text:p/>
        </draw:connector>
        <draw:connector draw:style-name="gr2" draw:text-style-name="P1" draw:layer="layout" draw:type="curve" svg:x1="17.161cm" svg:y1="9.039cm" svg:x2="19.9cm" svg:y2="8.4cm" draw:start-shape="id18" draw:start-glue-point="11" draw:end-shape="id19" svg:d="m17161 9039c1826 0 2739-213 2739-639">
          <text:p/>
        </draw:connector>
        <draw:connector draw:style-name="gr2" draw:text-style-name="P1" draw:layer="layout" draw:type="curve" svg:x1="17.161cm" svg:y1="11.161cm" svg:x2="19.7cm" svg:y2="12.4cm" draw:start-shape="id18" draw:start-glue-point="9" draw:end-shape="id20" svg:d="m17161 11161c1693 0 2539 413 2539 1239">
          <text:p/>
        </draw:connector>
        <draw:frame draw:style-name="gr4" draw:text-style-name="P5" draw:layer="layout" svg:width="0.853cm" svg:height="0.962cm" svg:x="4.547cm" svg:y="9cm">
          <draw:text-box>
            <text:p text:style-name="P5">a</text:p>
          </draw:text-box>
        </draw:frame>
        <draw:frame draw:style-name="gr4" draw:text-style-name="P5" draw:layer="layout" svg:width="0.853cm" svg:height="0.962cm" svg:x="8.8cm" svg:y="9cm">
          <draw:text-box>
            <text:p text:style-name="P5">b</text:p>
          </draw:text-box>
        </draw:frame>
        <draw:frame draw:style-name="gr4" draw:text-style-name="P5" draw:layer="layout" svg:width="0.853cm" svg:height="0.962cm" svg:x="11cm" svg:y="6.438cm">
          <draw:text-box>
            <text:p text:style-name="P5">b</text:p>
          </draw:text-box>
        </draw:frame>
        <draw:frame draw:style-name="gr4" draw:text-style-name="P5" draw:layer="layout" svg:width="0.853cm" svg:height="0.962cm" svg:x="13.2cm" svg:y="9cm">
          <draw:text-box>
            <text:p text:style-name="P5">c</text:p>
          </draw:text-box>
        </draw:frame>
        <draw:frame draw:style-name="gr4" draw:text-style-name="P5" draw:layer="layout" svg:width="0.853cm" svg:height="0.962cm" svg:x="17.747cm" svg:y="8cm">
          <draw:text-box>
            <text:p text:style-name="P5">d</text:p>
          </draw:text-box>
        </draw:frame>
        <draw:frame draw:style-name="gr4" draw:text-style-name="P5" draw:layer="layout" svg:width="0.853cm" svg:height="0.962cm" svg:x="17.6cm" svg:y="10.238cm">
          <draw:text-box>
            <text:p text:style-name="P5">e</text:p>
          </draw:text-box>
        </draw:frame>
        <draw:custom-shape draw:style-name="gr5" draw:text-style-name="P1" draw:layer="layout" svg:width="2.6cm" svg:height="2.6cm" svg:x="1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6cm" svg:height="2.6cm" svg:x="18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1.338cm" svg:x1="3.961cm" svg:y1="11.161cm" svg:x2="16.1cm" svg:y2="11.6cm" draw:start-shape="id16" draw:start-glue-point="9" draw:end-shape="id18" draw:end-glue-point="8" svg:d="m3961 11161c0 3418 12139 3199 12139 439">
          <text:p/>
        </draw:connector>
        <draw:frame draw:style-name="gr4" draw:text-style-name="P5" draw:layer="layout" svg:width="0.853cm" svg:height="0.962cm" svg:x="9.4cm" svg:y="12.638cm">
          <draw:text-box>
            <text:p text:style-name="P5">a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custom-shape draw:style-name="gr1" draw:text-style-name="P2" xml:id="id22" draw:id="id22" draw:layer="layout" svg:width="3cm" svg:height="3cm" svg:x="1.4cm" svg:y="8.6cm">
          <text:p text:style-name="P2">0</text:p>
          <text:p text:style-name="P2">&lt;Start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3cm" svg:height="3cm" svg:x="5.6cm" svg:y="8.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2cm" svg:y1="10.2cm" svg:x2="1.4cm" svg:y2="10.2cm">
          <text:p/>
        </draw:line>
        <draw:custom-shape draw:style-name="gr1" draw:text-style-name="P2" xml:id="id21" draw:id="id21" draw:layer="layout" svg:width="3cm" svg:height="3cm" svg:x="10cm" svg:y="8.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3cm" svg:height="3cm" svg:x="14.6cm" svg:y="8.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3cm" svg:height="3cm" svg:x="18.4cm" svg:y="5.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3cm" svg:height="3cm" svg:x="18.2cm" svg:y="12.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1.829cm" svg:x1="10.439cm" svg:y1="9.039cm" svg:x2="12.561cm" svg:y2="9.039cm" draw:start-shape="id21" draw:start-glue-point="5" draw:end-shape="id21" draw:end-glue-point="11" svg:d="m10439 9039c0-4153 2122-4153 2122 0">
          <text:p/>
        </draw:connector>
        <draw:connector draw:style-name="gr3" draw:text-style-name="P1" draw:layer="layout" svg:x1="4.4cm" svg:y1="10.1cm" svg:x2="5.6cm" svg:y2="10.1cm" draw:start-shape="id22" draw:start-glue-point="10" draw:end-shape="id23" draw:end-glue-point="6" svg:d="m4400 10100h1200">
          <text:p/>
        </draw:connector>
        <draw:connector draw:style-name="gr2" draw:text-style-name="P1" draw:layer="layout" svg:x1="8.6cm" svg:y1="10.1cm" svg:x2="10cm" svg:y2="10.1cm" draw:start-shape="id23" draw:start-glue-point="10" draw:end-shape="id21" draw:end-glue-point="6" svg:d="m8600 10100h1400">
          <text:p/>
        </draw:connector>
        <draw:connector draw:style-name="gr2" draw:text-style-name="P1" draw:layer="layout" svg:x1="13cm" svg:y1="10.1cm" svg:x2="14.6cm" svg:y2="10.1cm" draw:start-shape="id21" draw:start-glue-point="10" draw:end-shape="id24" draw:end-glue-point="6" svg:d="m13000 10100h1600">
          <text:p/>
        </draw:connector>
        <draw:connector draw:style-name="gr2" draw:text-style-name="P1" draw:layer="layout" draw:type="curve" svg:x1="17.161cm" svg:y1="9.039cm" svg:x2="19.9cm" svg:y2="8.4cm" draw:start-shape="id24" draw:start-glue-point="11" draw:end-shape="id25" svg:d="m17161 9039c1826 0 2739-213 2739-639">
          <text:p/>
        </draw:connector>
        <draw:connector draw:style-name="gr2" draw:text-style-name="P1" draw:layer="layout" draw:type="curve" svg:x1="17.161cm" svg:y1="11.161cm" svg:x2="19.7cm" svg:y2="12.4cm" draw:start-shape="id24" draw:start-glue-point="9" draw:end-shape="id26" svg:d="m17161 11161c1693 0 2539 413 2539 1239">
          <text:p/>
        </draw:connector>
        <draw:frame draw:style-name="gr4" draw:text-style-name="P5" draw:layer="layout" svg:width="1.853cm" svg:height="0.962cm" svg:x="4.347cm" svg:y="9cm">
          <draw:text-box>
            <text:p text:style-name="P5">a:A</text:p>
          </draw:text-box>
        </draw:frame>
        <draw:frame draw:style-name="gr4" draw:text-style-name="P5" draw:layer="layout" svg:width="1.453cm" svg:height="0.962cm" svg:x="8.547cm" svg:y="9cm">
          <draw:text-box>
            <text:p text:style-name="P5">b:B</text:p>
          </draw:text-box>
        </draw:frame>
        <draw:frame draw:style-name="gr4" draw:text-style-name="P5" draw:layer="layout" svg:width="1.561cm" svg:height="0.962cm" svg:x="10.8cm" svg:y="6.6cm">
          <draw:text-box>
            <text:p text:style-name="P5">b:B</text:p>
          </draw:text-box>
        </draw:frame>
        <draw:frame draw:style-name="gr4" draw:text-style-name="P5" draw:layer="layout" svg:width="1.8cm" svg:height="0.962cm" svg:x="13.2cm" svg:y="9cm">
          <draw:text-box>
            <text:p text:style-name="P5">c:C</text:p>
          </draw:text-box>
        </draw:frame>
        <draw:frame draw:style-name="gr4" draw:text-style-name="P5" draw:layer="layout" svg:width="1.8cm" svg:height="0.962cm" svg:x="17.6cm" svg:y="8.077cm">
          <draw:text-box>
            <text:p text:style-name="P5">d:D</text:p>
          </draw:text-box>
        </draw:frame>
        <draw:frame draw:style-name="gr4" draw:text-style-name="P5" draw:layer="layout" svg:width="1.6cm" svg:height="0.962cm" svg:x="17.6cm" svg:y="10.238cm">
          <draw:text-box>
            <text:p text:style-name="P5">e:E</text:p>
          </draw:text-box>
        </draw:frame>
        <draw:custom-shape draw:style-name="gr5" draw:text-style-name="P1" draw:layer="layout" svg:width="2.6cm" svg:height="2.6cm" svg:x="1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6cm" svg:height="2.6cm" svg:x="18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lia </meta:initial-creator>
    <meta:creation-date>2012-10-23T16:04:53</meta:creation-date>
    <dc:date>2012-10-23T22:33:04</dc:date>
    <dc:creator>ilia </dc:creator>
    <meta:editing-duration>PT2H10M32S</meta:editing-duration>
    <meta:editing-cycles>2</meta:editing-cycles>
    <meta:generator>LibreOffice/3.5$Linux_X86_64 LibreOffice_project/350m1$Build-2</meta:generator>
    <meta:document-statistic meta:object-count="129"/>
  </office:meta>
</office:document-meta>
</file>